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5.5in"/>
    </style:style>
    <style:style style:name="Table1.B" style:family="table-column">
      <style:table-column-properties style:column-width="0.25in"/>
    </style:style>
    <style:style style:name="Table1.F" style:family="table-column">
      <style:table-column-properties style:column-width="0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ba42" officeooo:paragraph-rsid="0017ba42"/>
    </style:style>
    <style:style style:name="P2" style:family="paragraph" style:parent-style-name="Standard">
      <style:text-properties officeooo:rsid="0020c116" officeooo:paragraph-rsid="0020c116"/>
    </style:style>
    <style:style style:name="P3" style:family="paragraph" style:parent-style-name="Standard">
      <style:text-properties officeooo:rsid="002109a4" officeooo:paragraph-rsid="002109a4"/>
    </style:style>
    <style:style style:name="P4" style:family="paragraph" style:parent-style-name="Standard">
      <style:text-properties officeooo:rsid="002109a4" officeooo:paragraph-rsid="0021406a"/>
    </style:style>
    <style:style style:name="P5" style:family="paragraph" style:parent-style-name="Standard">
      <style:text-properties officeooo:rsid="002311b0" officeooo:paragraph-rsid="002311b0"/>
    </style:style>
    <style:style style:name="P6" style:family="paragraph" style:parent-style-name="Standard">
      <style:text-properties officeooo:rsid="002479f8" officeooo:paragraph-rsid="00267696"/>
    </style:style>
    <style:style style:name="P7" style:family="paragraph" style:parent-style-name="Table_20_Contents">
      <style:text-properties officeooo:rsid="001617e8" officeooo:paragraph-rsid="002627ab"/>
    </style:style>
    <style:style style:name="P8" style:family="paragraph" style:parent-style-name="Table_20_Contents">
      <style:text-properties officeooo:rsid="00167c7d" officeooo:paragraph-rsid="00167c7d"/>
    </style:style>
    <style:style style:name="P9" style:family="paragraph" style:parent-style-name="Table_20_Contents">
      <style:text-properties officeooo:rsid="00192769" officeooo:paragraph-rsid="00192769"/>
    </style:style>
    <style:style style:name="P10" style:family="paragraph" style:parent-style-name="Table_20_Contents">
      <style:text-properties officeooo:rsid="001a3055" officeooo:paragraph-rsid="001a3055"/>
    </style:style>
    <style:style style:name="P11" style:family="paragraph" style:parent-style-name="Table_20_Contents">
      <style:text-properties officeooo:rsid="001c3243" officeooo:paragraph-rsid="001c3243"/>
    </style:style>
    <style:style style:name="P12" style:family="paragraph" style:parent-style-name="Table_20_Contents">
      <style:text-properties officeooo:rsid="001e77b1" officeooo:paragraph-rsid="001e77b1"/>
    </style:style>
    <style:style style:name="P13" style:family="paragraph" style:parent-style-name="Table_20_Contents">
      <style:text-properties officeooo:rsid="001ff0df" officeooo:paragraph-rsid="001ff0df"/>
    </style:style>
    <style:style style:name="P14" style:family="paragraph" style:parent-style-name="Table_20_Contents">
      <style:text-properties officeooo:rsid="0020c116" officeooo:paragraph-rsid="0020c116"/>
    </style:style>
    <style:style style:name="P15" style:family="paragraph" style:parent-style-name="Table_20_Contents">
      <style:text-properties officeooo:rsid="0021406a" officeooo:paragraph-rsid="0021406a"/>
    </style:style>
    <style:style style:name="P16" style:family="paragraph" style:parent-style-name="Table_20_Contents">
      <style:text-properties officeooo:rsid="00221342" officeooo:paragraph-rsid="00221342"/>
    </style:style>
    <style:style style:name="P17" style:family="paragraph" style:parent-style-name="Table_20_Contents">
      <style:text-properties officeooo:rsid="002311b0" officeooo:paragraph-rsid="002311b0"/>
    </style:style>
    <style:style style:name="T1" style:family="text">
      <style:text-properties officeooo:rsid="001c3243"/>
    </style:style>
    <style:style style:name="T2" style:family="text">
      <style:text-properties officeooo:rsid="001c859e"/>
    </style:style>
    <style:style style:name="T3" style:family="text">
      <style:text-properties officeooo:rsid="0021406a"/>
    </style:style>
    <style:style style:name="T4" style:family="text">
      <style:text-properties officeooo:rsid="00226d2e"/>
    </style:style>
    <style:style style:name="T5" style:family="text">
      <style:text-properties officeooo:rsid="002627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7">Stelling <text:span text:style-name="T5">(1: Oneens, 3: Neutraal/geen mening, 5: Eens)</text:span>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4</text:p>
          </table:table-cell>
          <table:table-cell table:style-name="Table1.F1" office:value-type="string">
            <text:p text:style-name="P8">5</text:p>
          </table:table-cell>
        </table:table-row>
        <table:table-row>
          <table:table-cell table:style-name="Table1.A2" office:value-type="string">
            <text:p text:style-name="P9">Ik vind het <text:span text:style-name="T1">een </text:span>goed <text:span text:style-name="T1">idee </text:span>dat <text:span text:style-name="T2">cursisten van </text:span>elke leeftijd welkom <text:span text:style-name="T2">zijn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Ik vind het goed <text:span text:style-name="T1">idee </text:span>dat nieuwe cursisten altijd mee kunnen do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Ik vind dat Peter en Richel een duidelijke taakverdeling hebb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Ik vind het een goed idee dat ervarenere cursisten de nieuwe helpen opstart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Ik vind de vrije opzet van een cursusavond go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Ik vind de sfeer van de cursus plezieri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Ik vind de werkwijze van Peter en Richel goed werk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Ik zou graag elke les een uitleg will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Ik vind de uitleg nutti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Ik zou willen dat ik meer met andere cursisten werd gekoppel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Ik heb de vrijheid mijn eigen dingen te do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Ik vind het prettig dat cursisten zo verschillen in leeftij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Ik vind dat als ik vast zit, ik snel genoeg word geholpen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Ik vind het cursusgeld te hoo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Ik vind dat ik genoeg le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"/>
      <text:p text:style-name="P2">Ik vind het niveau van de cursus ...</text:p>
      <text:p text:style-name="P3"/>
      <text:p text:style-name="P5"/>
      <text:p text:style-name="P5">Ik zou graag meer uitleg willen over ...</text:p>
      <text:p text:style-name="P3"/>
      <text:p text:style-name="P3"/>
      <text:p text:style-name="P3">Ik vind goed aan Peter dat ...</text:p>
      <text:p text:style-name="P3"/>
      <text:p text:style-name="P3"/>
      <text:p text:style-name="P3">Ik zou het beter vinden als Peter …</text:p>
      <text:p text:style-name="P3"/>
      <text:p text:style-name="P3"/>
      <text:p text:style-name="P3">Ik vind goed aan Richel dat ...</text:p>
      <text:p text:style-name="P3"/>
      <text:p text:style-name="P3"/>
      <text:p text:style-name="P3">Ik zou het beter vinden als Richel …</text:p>
      <text:p text:style-name="P3"/>
      <text:p text:style-name="P3"/>
      <text:p text:style-name="P4">Ik vind goed aan <text:span text:style-name="T3">de cursus</text:span> dat ...</text:p>
      <text:p text:style-name="P4"/>
      <text:p text:style-name="P4"/>
      <text:p text:style-name="P4">Ik zou het beter vinden als <text:span text:style-name="T3">met de cursus</text:span> …</text:p>
      <text:p text:style-name="P4"/>
      <text:p text:style-name="P4"/>
      <text:p text:style-name="P4"><text:span text:style-name="T4">Ik vind ook nog dat ...</text:span> </text:p>
      <text:p text:style-name="P4"/>
      <text:p text:style-name="P4"/>
      <text:p text:style-name="P6"/>
      <text:p text:style-name="P6">Als ik de cursus een cijfer zou moeten geven, dan geef ik ee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6:56:32.541621375</meta:creation-date>
    <dc:date>2014-07-04T17:47:22.417739685</dc:date>
    <meta:editing-duration>PT49M50S</meta:editing-duration>
    <meta:editing-cycles>20</meta:editing-cycles>
    <meta:generator>LibreOffice/4.2.3.3$Linux_x86 LibreOffice_project/420m0$Build-3</meta:generator>
    <meta:document-statistic meta:table-count="1" meta:image-count="0" meta:object-count="0" meta:page-count="1" meta:paragraph-count="31" meta:word-count="238" meta:character-count="1185" meta:non-whitespace-character-count="976"/>
  </office:meta>
</office:document-meta>
</file>